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8d7" officeooo:paragraph-rsid="0011f8d7"/>
    </style:style>
    <style:style style:name="P2" style:family="paragraph" style:parent-style-name="Standard">
      <style:text-properties style:text-underline-style="solid" style:text-underline-width="auto" style:text-underline-color="font-color" officeooo:rsid="0011f8d7" officeooo:paragraph-rsid="0011f8d7"/>
    </style:style>
    <style:style style:name="P3" style:family="paragraph" style:parent-style-name="Standard">
      <style:text-properties officeooo:rsid="0011f8d7" officeooo:paragraph-rsid="0011f8d7"/>
    </style:style>
    <style:style style:name="P4" style:family="paragraph" style:parent-style-name="Standard">
      <style:text-properties officeooo:rsid="0013537c" officeooo:paragraph-rsid="0013537c"/>
    </style:style>
    <style:style style:name="P5" style:family="paragraph" style:parent-style-name="Standard">
      <style:text-properties officeooo:rsid="00139a4a" officeooo:paragraph-rsid="00139a4a"/>
    </style:style>
    <style:style style:name="P6" style:family="paragraph" style:parent-style-name="Standard">
      <style:text-properties officeooo:rsid="0015628a" officeooo:paragraph-rsid="0015628a"/>
    </style:style>
    <style:style style:name="T1" style:family="text">
      <style:text-properties officeooo:rsid="001562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d Tracking To-Do</text:p>
      <text:p text:style-name="P1"/>
      <text:p text:style-name="P1">Change dos to night driving vs day driving mode</text:p>
      <text:p text:style-name="P2">Day Driving</text:p>
      <text:p text:style-name="P1">Treshold eyes so there is only two</text:p>
      <text:p text:style-name="P1"><text:tab/>Get rid of excess difference y coordinates</text:p>
      <text:p text:style-name="P1"><text:tab/>Take a time averaged one to get the best two pairs of eyes</text:p>
      <text:p text:style-name="P1">Setup with Webcam</text:p>
      <text:p text:style-name="P1">Multithread</text:p>
      <text:p text:style-name="P1">Attach a light/flash for night stuff (LEDs?)</text:p>
      <text:p text:style-name="P1"/>
      <text:p text:style-name="P1">What happens when the user turns their head or looks down? </text:p>
      <text:p text:style-name="P1"><text:tab/>Keep eye blocking in the same spot</text:p>
      <text:p text:style-name="P1"/>
      <text:p text:style-name="P1">Research</text:p>
      <text:p text:style-name="P1">Non-manual tresholding</text:p>
      <text:p text:style-name="P1">IR detection</text:p>
      <text:p text:style-name="P1">Getting eyes and then tracking them via contours (might be less itensive</text:p>
      <text:p text:style-name="P1"/>
      <text:p text:style-name="P2">Night Driving</text:p>
      <text:p text:style-name="P1">Test and calibrate sensors (IR and Ultrasonic)</text:p>
      <text:p text:style-name="P1">Get an ambient light sensor, see when the camera stops working</text:p>
      <text:p text:style-name="P1">Attach sensor to chair</text:p>
      <text:p text:style-name="P1">Test positioning (possible startup calibration</text:p>
      <text:p text:style-name="P1"/>
      <text:p text:style-name="P1"/>
      <text:p text:style-name="P1">I mean… also this thing will never have to be demoed at night….</text:p>
      <text:p text:style-name="P1"/>
      <text:p text:style-name="P1"/>
      <text:p text:style-name="P1"/>
      <text:p text:style-name="P5">Better face detection Modules:</text:p>
      <text:p text:style-name="P5">forum post</text:p>
      <text:p text:style-name="P5">https://www.researchgate.net/post/What_are_the_best_methods_for_realtime_eye_detection</text:p>
      <text:p text:style-name="P5"><text:span text:style-name="T1">OpenCV </text:span>Face landmark Detection <text:span text:style-name="T1">tutorial for c</text:span>:</text:p>
      <text:p text:style-name="P5"><text:a xlink:type="simple" xlink:href="https://docs.opencv.org/3.4.2/d2/d42/tutorial_face_landmark_detection_in_an_image.html" text:style-name="Internet_20_link" text:visited-style-name="Visited_20_Internet_20_Link">https://docs.opencv.org/3.4.2/d2/d42/tutorial_face_landmark_detection_in_an_image.html</text:a></text:p>
      <text:p text:style-name="P5">flandmark</text:p>
      <text:p text:style-name="P5"><text:a xlink:type="simple" xlink:href="http://cmp.felk.cvut.cz/~uricamic/flandmark/index.php#structclass" text:style-name="Internet_20_link" text:visited-style-name="Visited_20_Internet_20_Link">http://cmp.felk.cvut.cz/~uricamic/flandmark/index.php#structclass</text:a></text:p>
      <text:p text:style-name="P5"><text:a xlink:type="simple" xlink:href="https://github.com/uricamic/flandmark" text:style-name="Internet_20_link" text:visited-style-name="Visited_20_Internet_20_Link">https://github.com/uricamic/flandmark</text:a></text:p>
      <text:p text:style-name="P5">facial landmark detection using opencv</text:p>
      <text:p text:style-name="P5"><text:a xlink:type="simple" xlink:href="https://www.learnopencv.com/facemark-facial-landmark-detection-using-opencv/" text:style-name="Internet_20_link" text:visited-style-name="Visited_20_Internet_20_Link">https://www.learnopencv.com/facemark-facial-landmark-detection-using-opencv/</text:a></text:p>
      <text:p text:style-name="P6">Pysam python feature detection tutorial</text:p>
      <text:p text:style-name="P6">https://pythonhosted.org/PyStasm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Links</text:p>
      <text:p text:style-name="P4">Haar cascades</text:p>
      <text:p text:style-name="P4"><text:a xlink:type="simple" xlink:href="https://docs.opencv.org/3.4.3/d7/d8b/tutorial_py_face_detection.html" text:style-name="Internet_20_link" text:visited-style-name="Visited_20_Internet_20_Link">https://docs.opencv.org/3.4.3/d7/d8b/tutorial_py_face_detection.html</text:a></text:p>
      <text:p text:style-name="P4"/>
      <text:p text:style-name="P4"/>
      <text:p text:style-name="P4"/>
      <text:p text:style-name="P4">Various OpenCV Image Processing</text:p>
      <text:p text:style-name="P4">https://docs.opencv.org/3.4.3/d2/d96/tutorial_py_table_of_contents_imgproc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4:07:57.170734021</meta:creation-date>
    <dc:date>2018-11-03T18:30:39.938350860</dc:date>
    <meta:editing-duration>PT13M7S</meta:editing-duration>
    <meta:editing-cycles>4</meta:editing-cycles>
    <meta:generator>LibreOffice/5.2.7.2$Linux_ARM_EABI LibreOffice_project/20m0$Build-2</meta:generator>
    <meta:document-statistic meta:table-count="0" meta:image-count="0" meta:object-count="0" meta:page-count="2" meta:paragraph-count="38" meta:word-count="168" meta:character-count="1496" meta:non-whitespace-character-count="1362"/>
  </office:meta>
</office:document-meta>
</file>